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Miriam Libre" svg:font-family="'Miriam Libre'" style:font-adornments="標準" style:font-pitch="variable"/>
    <style:font-face style:name="Miriam Libre1" svg:font-family="'Miriam Libre'" style:font-adornments="粗體" style:font-pitch="variable"/>
    <style:font-face style:name="华文宋体" svg:font-family="华文宋体" style:font-family-generic="system" style:font-pitch="variable"/>
    <style:font-face style:name="字咍芫荽" svg:font-family="字咍芫荽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</office:font-face-decls>
  <office:automatic-styles>
    <style:style style:name="P1" style:family="paragraph" style:parent-style-name="Title">
      <style:text-properties officeooo:paragraph-rsid="00716075"/>
    </style:style>
    <style:style style:name="P2" style:family="paragraph" style:parent-style-name="Text_20_body">
      <style:text-properties officeooo:paragraph-rsid="00738bce"/>
    </style:style>
    <style:style style:name="P3" style:family="paragraph" style:parent-style-name="Text_20_body">
      <style:text-properties officeooo:paragraph-rsid="0074cec7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《 <text:ruby text:style-name="Ru1"><text:ruby-base>蒹</text:ruby-base><text:ruby-text>kiam</text:ruby-text></text:ruby> <text:ruby text:style-name="Ru1"><text:ruby-base>葭</text:ruby-base><text:ruby-text>ka</text:ruby-text></text:ruby> 》</text:p>
      <text:p text:style-name="P2"><text:ruby text:style-name="Ru1"><text:ruby-base>蒹</text:ruby-base><text:ruby-text>kiam</text:ruby-text></text:ruby> <text:ruby text:style-name="Ru1"><text:ruby-base>葭</text:ruby-base><text:ruby-text>ka</text:ruby-text></text:ruby> <text:ruby text:style-name="Ru1"><text:ruby-base>蒼</text:ruby-base><text:ruby-text>tshong</text:ruby-text></text:ruby> <text:ruby text:style-name="Ru1"><text:ruby-base>蒼</text:ruby-base><text:ruby-text>tshong</text:ruby-text></text:ruby> ， <text:ruby text:style-name="Ru1"><text:ruby-base>白</text:ruby-base><text:ruby-text>pi̍k</text:ruby-text></text:ruby> <text:ruby text:style-name="Ru1"><text:ruby-base>露</text:ruby-base><text:ruby-text>lōo</text:ruby-text></text:ruby> <text:ruby text:style-name="Ru1"><text:ruby-base>爲</text:ruby-base><text:ruby-text>uî</text:ruby-text></text:ruby> <text:ruby text:style-name="Ru1"><text:ruby-base>霜</text:ruby-base><text:ruby-text>song</text:ruby-text></text:ruby> 。 <text:line-break/><text:ruby text:style-name="Ru1"><text:ruby-base>所</text:ruby-base><text:ruby-text>sóo</text:ruby-text></text:ruby> <text:ruby text:style-name="Ru1"><text:ruby-base>謂</text:ruby-base><text:ruby-text>uī</text:ruby-text></text:ruby> <text:ruby text:style-name="Ru1"><text:ruby-base>伊</text:ruby-base><text:ruby-text>i</text:ruby-text></text:ruby> <text:ruby text:style-name="Ru1"><text:ruby-base>人</text:ruby-base><text:ruby-text>jin</text:ruby-text></text:ruby> ， <text:ruby text:style-name="Ru1"><text:ruby-base>在</text:ruby-base><text:ruby-text>tsāi</text:ruby-text></text:ruby> <text:ruby text:style-name="Ru1"><text:ruby-base>水</text:ruby-base><text:ruby-text>suí</text:ruby-text></text:ruby> <text:ruby text:style-name="Ru1"><text:ruby-base>一</text:ruby-base><text:ruby-text>it</text:ruby-text></text:ruby> <text:ruby text:style-name="Ru1"><text:ruby-base>方</text:ruby-base><text:ruby-text>hong</text:ruby-text></text:ruby> 。 </text:p>
      <text:p text:style-name="P2"><text:ruby text:style-name="Ru1"><text:ruby-base>溯</text:ruby-base><text:ruby-text>sòo</text:ruby-text></text:ruby> <text:ruby text:style-name="Ru1"><text:ruby-base>洄</text:ruby-base><text:ruby-text>huê</text:ruby-text></text:ruby> <text:ruby text:style-name="Ru1"><text:ruby-base>從</text:ruby-base><text:ruby-text>tsiông</text:ruby-text></text:ruby> <text:ruby text:style-name="Ru1"><text:ruby-base>之</text:ruby-base><text:ruby-text>tsi</text:ruby-text></text:ruby> ， <text:ruby text:style-name="Ru1"><text:ruby-base>道</text:ruby-base><text:ruby-text>tō</text:ruby-text></text:ruby> <text:ruby text:style-name="Ru1"><text:ruby-base>阻</text:ruby-base><text:ruby-text>tsóo</text:ruby-text></text:ruby> <text:ruby text:style-name="Ru1"><text:ruby-base>且</text:ruby-base><text:ruby-text>tshé</text:ruby-text></text:ruby> <text:ruby text:style-name="Ru1"><text:ruby-base>長</text:ruby-base><text:ruby-text>tiông</text:ruby-text></text:ruby> 。 <text:line-break/><text:ruby text:style-name="Ru1"><text:ruby-base>溯</text:ruby-base><text:ruby-text>sòo</text:ruby-text></text:ruby> <text:ruby text:style-name="Ru1"><text:ruby-base>游</text:ruby-base><text:ruby-text>iû</text:ruby-text></text:ruby> <text:ruby text:style-name="Ru1"><text:ruby-base>從</text:ruby-base><text:ruby-text>tsiông</text:ruby-text></text:ruby> <text:ruby text:style-name="Ru1"><text:ruby-base>之</text:ruby-base><text:ruby-text>tsi</text:ruby-text></text:ruby> ， <text:ruby text:style-name="Ru1"><text:ruby-base>宛</text:ruby-base><text:ruby-text>uán</text:ruby-text></text:ruby> <text:ruby text:style-name="Ru1"><text:ruby-base>在</text:ruby-base><text:ruby-text>tsāi</text:ruby-text></text:ruby> <text:ruby text:style-name="Ru1"><text:ruby-base>水</text:ruby-base><text:ruby-text>suí</text:ruby-text></text:ruby> <text:ruby text:style-name="Ru1"><text:ruby-base>中</text:ruby-base><text:ruby-text>tiòng</text:ruby-text></text:ruby> <text:ruby text:style-name="Ru1"><text:ruby-base>央</text:ruby-base><text:ruby-text>iong</text:ruby-text></text:ruby> 。 <text:s text:c="2"/></text:p>
      <text:p text:style-name="P3"><text:soft-page-break/><text:ruby text:style-name="Ru1"><text:ruby-base>蒹</text:ruby-base><text:ruby-text>kiam</text:ruby-text></text:ruby> <text:ruby text:style-name="Ru1"><text:ruby-base>葭</text:ruby-base><text:ruby-text>ka</text:ruby-text></text:ruby> <text:ruby text:style-name="Ru1"><text:ruby-base>萋</text:ruby-base><text:ruby-text>tshe</text:ruby-text></text:ruby> <text:ruby text:style-name="Ru1"><text:ruby-base>萋</text:ruby-base><text:ruby-text>tshe</text:ruby-text></text:ruby> ， <text:ruby text:style-name="Ru1"><text:ruby-base>白</text:ruby-base><text:ruby-text>pi̍k</text:ruby-text></text:ruby> <text:ruby text:style-name="Ru1"><text:ruby-base>露</text:ruby-base><text:ruby-text>lōo</text:ruby-text></text:ruby> <text:ruby text:style-name="Ru1"><text:ruby-base>未</text:ruby-base><text:ruby-text>bī</text:ruby-text></text:ruby> <text:ruby text:style-name="Ru1"><text:ruby-base>晞</text:ruby-base><text:ruby-text>hi</text:ruby-text></text:ruby> 。 <text:line-break/><text:ruby text:style-name="Ru1"><text:ruby-base>所</text:ruby-base><text:ruby-text>sóo</text:ruby-text></text:ruby> <text:ruby text:style-name="Ru1"><text:ruby-base>謂</text:ruby-base><text:ruby-text>uī</text:ruby-text></text:ruby> <text:ruby text:style-name="Ru1"><text:ruby-base>伊</text:ruby-base><text:ruby-text>i</text:ruby-text></text:ruby> <text:ruby text:style-name="Ru1"><text:ruby-base>人</text:ruby-base><text:ruby-text>jîn</text:ruby-text></text:ruby> ， <text:ruby text:style-name="Ru1"><text:ruby-base>在</text:ruby-base><text:ruby-text>tsāi</text:ruby-text></text:ruby> <text:ruby text:style-name="Ru1"><text:ruby-base>水</text:ruby-base><text:ruby-text>suí</text:ruby-text></text:ruby> <text:ruby text:style-name="Ru1"><text:ruby-base>之</text:ruby-base><text:ruby-text>tsi</text:ruby-text></text:ruby> <text:ruby text:style-name="Ru1"><text:ruby-base>湄</text:ruby-base><text:ruby-text>bî</text:ruby-text></text:ruby> 。 </text:p>
      <text:p text:style-name="P3"><text:ruby text:style-name="Ru1"><text:ruby-base>溯</text:ruby-base><text:ruby-text>sòo</text:ruby-text></text:ruby> <text:ruby text:style-name="Ru1"><text:ruby-base>洄</text:ruby-base><text:ruby-text>huê</text:ruby-text></text:ruby> <text:ruby text:style-name="Ru1"><text:ruby-base>從</text:ruby-base><text:ruby-text>tsiông</text:ruby-text></text:ruby> <text:ruby text:style-name="Ru1"><text:ruby-base>之</text:ruby-base><text:ruby-text>ti</text:ruby-text></text:ruby> ， <text:ruby text:style-name="Ru1"><text:ruby-base>道</text:ruby-base><text:ruby-text>tō</text:ruby-text></text:ruby> <text:ruby text:style-name="Ru1"><text:ruby-base>阻</text:ruby-base><text:ruby-text>tsóo</text:ruby-text></text:ruby> <text:ruby text:style-name="Ru1"><text:ruby-base>且</text:ruby-base><text:ruby-text>tshiá</text:ruby-text></text:ruby> <text:ruby text:style-name="Ru1"><text:ruby-base>躋</text:ruby-base><text:ruby-text>tse</text:ruby-text></text:ruby> 。 <text:line-break/><text:ruby text:style-name="Ru1"><text:ruby-base>溯</text:ruby-base><text:ruby-text>sòo</text:ruby-text></text:ruby> <text:ruby text:style-name="Ru1"><text:ruby-base>游</text:ruby-base><text:ruby-text>iû</text:ruby-text></text:ruby> <text:ruby text:style-name="Ru1"><text:ruby-base>從</text:ruby-base><text:ruby-text>tsiông</text:ruby-text></text:ruby> <text:ruby text:style-name="Ru1"><text:ruby-base>之</text:ruby-base><text:ruby-text>tsi</text:ruby-text></text:ruby> ， <text:ruby text:style-name="Ru1"><text:ruby-base>宛</text:ruby-base><text:ruby-text>uán</text:ruby-text></text:ruby> <text:ruby text:style-name="Ru1"><text:ruby-base>在</text:ruby-base><text:ruby-text>tsāi</text:ruby-text></text:ruby> <text:ruby text:style-name="Ru1"><text:ruby-base>水</text:ruby-base><text:ruby-text>suí</text:ruby-text></text:ruby> <text:ruby text:style-name="Ru1"><text:ruby-base>中</text:ruby-base><text:ruby-text>tiong</text:ruby-text></text:ruby> <text:ruby text:style-name="Ru1"><text:ruby-base>坻</text:ruby-base><text:ruby-text>tî</text:ruby-text></text:ruby> 。</text:p>
      <text:p text:style-name="P3"><text:soft-page-break/><text:ruby text:style-name="Ru1"><text:ruby-base>蒹</text:ruby-base><text:ruby-text>kiam</text:ruby-text></text:ruby> <text:ruby text:style-name="Ru1"><text:ruby-base>葭</text:ruby-base><text:ruby-text>ka</text:ruby-text></text:ruby> <text:ruby text:style-name="Ru1"><text:ruby-base>采</text:ruby-base><text:ruby-text>tshái</text:ruby-text></text:ruby> <text:ruby text:style-name="Ru1"><text:ruby-base>采</text:ruby-base><text:ruby-text>tshái</text:ruby-text></text:ruby> ， <text:ruby text:style-name="Ru1"><text:ruby-base>白</text:ruby-base><text:ruby-text>pi̍k</text:ruby-text></text:ruby> <text:ruby text:style-name="Ru1"><text:ruby-base>露</text:ruby-base><text:ruby-text>lōo</text:ruby-text></text:ruby> <text:ruby text:style-name="Ru1"><text:ruby-base>未</text:ruby-base><text:ruby-text>bī</text:ruby-text></text:ruby> <text:ruby text:style-name="Ru1"><text:ruby-base>已</text:ruby-base><text:ruby-text>í</text:ruby-text></text:ruby> 。 <text:line-break/><text:ruby text:style-name="Ru1"><text:ruby-base>所</text:ruby-base><text:ruby-text>sóo</text:ruby-text></text:ruby> <text:ruby text:style-name="Ru1"><text:ruby-base>謂</text:ruby-base><text:ruby-text>uī</text:ruby-text></text:ruby> <text:ruby text:style-name="Ru1"><text:ruby-base>伊</text:ruby-base><text:ruby-text>i</text:ruby-text></text:ruby> <text:ruby text:style-name="Ru1"><text:ruby-base>人</text:ruby-base><text:ruby-text>jîn</text:ruby-text></text:ruby> ， <text:ruby text:style-name="Ru1"><text:ruby-base>在</text:ruby-base><text:ruby-text>tsāi</text:ruby-text></text:ruby> <text:ruby text:style-name="Ru1"><text:ruby-base>水</text:ruby-base><text:ruby-text>suí</text:ruby-text></text:ruby> <text:ruby text:style-name="Ru1"><text:ruby-base>之</text:ruby-base><text:ruby-text>tsi</text:ruby-text></text:ruby> <text:ruby text:style-name="Ru1"><text:ruby-base>涘</text:ruby-base><text:ruby-text>tsí</text:ruby-text></text:ruby> 。 </text:p>
      <text:p text:style-name="Text_20_body"><text:ruby text:style-name="Ru1"><text:ruby-base>溯</text:ruby-base><text:ruby-text>sòo</text:ruby-text></text:ruby> <text:ruby text:style-name="Ru1"><text:ruby-base>洄</text:ruby-base><text:ruby-text>huê</text:ruby-text></text:ruby> <text:ruby text:style-name="Ru1"><text:ruby-base>從</text:ruby-base><text:ruby-text>tsiông</text:ruby-text></text:ruby> <text:ruby text:style-name="Ru1"><text:ruby-base>之</text:ruby-base><text:ruby-text>ti</text:ruby-text></text:ruby> ， <text:ruby text:style-name="Ru1"><text:ruby-base>道</text:ruby-base><text:ruby-text>tō</text:ruby-text></text:ruby> <text:ruby text:style-name="Ru1"><text:ruby-base>阻</text:ruby-base><text:ruby-text>tsóo</text:ruby-text></text:ruby> <text:ruby text:style-name="Ru1"><text:ruby-base>且</text:ruby-base><text:ruby-text>tshiá</text:ruby-text></text:ruby> <text:ruby text:style-name="Ru1"><text:ruby-base>右</text:ruby-base><text:ruby-text>iū</text:ruby-text></text:ruby> 。 <text:line-break/><text:ruby text:style-name="Ru1"><text:ruby-base>溯</text:ruby-base><text:ruby-text>sòo</text:ruby-text></text:ruby> <text:ruby text:style-name="Ru1"><text:ruby-base>游</text:ruby-base><text:ruby-text>iû</text:ruby-text></text:ruby> <text:ruby text:style-name="Ru1"><text:ruby-base>從</text:ruby-base><text:ruby-text>tsiông</text:ruby-text></text:ruby> <text:ruby text:style-name="Ru1"><text:ruby-base>之</text:ruby-base><text:ruby-text>tsi</text:ruby-text></text:ruby> ， <text:ruby text:style-name="Ru1"><text:ruby-base>宛</text:ruby-base><text:ruby-text>uán</text:ruby-text></text:ruby> <text:ruby text:style-name="Ru1"><text:ruby-base>在</text:ruby-base><text:ruby-text>tsāi</text:ruby-text></text:ruby> <text:ruby text:style-name="Ru1"><text:ruby-base>水</text:ruby-base><text:ruby-text>suí</text:ruby-text></text:ruby> <text:ruby text:style-name="Ru1"><text:ruby-base>中</text:ruby-base><text:ruby-text>tiong</text:ruby-text></text:ruby> <text:ruby text:style-name="Ru1"><text:ruby-base>沚</text:ruby-base><text:ruby-text>tsí</text:ruby-text></text:ruby> 。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Meslo LG L DZ for Powerline" svg:font-family="'Meslo LG L DZ for Powerline'" style:font-adornments="標準" style:font-pitch="variable"/>
    <style:font-face style:name="Miriam Libre" svg:font-family="'Miriam Libre'" style:font-adornments="標準" style:font-pitch="variable"/>
    <style:font-face style:name="Miriam Libre1" svg:font-family="'Miriam Libre'" style:font-adornments="粗體" style:font-pitch="variable"/>
    <style:font-face style:name="华文宋体" svg:font-family="华文宋体" style:font-family-generic="system" style:font-pitch="variable"/>
    <style:font-face style:name="字咍芫荽" svg:font-family="字咍芫荽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cm" fo:margin-bottom="0.4cm" style:contextual-spacing="false" fo:line-height="115%" fo:text-align="start" style:justify-single-word="false" fo:orphans="0" fo:widows="0" style:register-true="false" style:page-number="auto" style:text-autospace="ideograph-alpha" style:punctuation-wrap="hanging" style:line-break="strict" style:snap-to-layout-grid="false"/>
      <style:text-properties fo:font-size="48pt" fo:letter-spacing="normal" style:letter-kerning="false" style:font-name-asian="魏碑-繁" style:font-family-asian="魏碑-繁" style:font-style-name-asian="標準" style:font-pitch-asian="variable" style:font-size-asian="48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line-height="100%" fo:text-align="center" style:justify-single-word="false" style:register-true="false" style:page-number="auto" fo:break-before="page" style:snap-to-layout-grid="false"/>
      <style:text-properties style:font-name="Miriam Libre1" fo:font-family="'Miriam Libre'" style:font-style-name="粗體" style:font-pitch="variable" fo:font-size="48pt" fo:letter-spacing="normal" fo:font-weight="normal" style:font-size-asian="48pt" style:font-weight-asian="normal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Miriam Libre" fo:font-family="'Miriam Libre'" style:font-style-name="標準" style:font-pitch="variable" fo:font-size="18pt" style:text-underline-style="none" style:font-name-asian="字咍芫荽" style:font-family-asian="字咍芫荽" style:font-style-name-asian="標準" style:font-pitch-asian="variable" style:font-size-asian="18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199cm" fo:margin-bottom="1.199cm" fo:margin-left="1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bord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6H9M24S</meta:editing-duration>
    <meta:editing-cycles>65</meta:editing-cycles>
    <meta:generator>LibreOffice/7.2.5.2$MacOSX_X86_64 LibreOffice_project/499f9727c189e6ef3471021d6132d4c694f357e5</meta:generator>
    <dc:title>我的草稿</dc:title>
    <dc:date>2022-02-28T12:15:29.467093717</dc:date>
    <meta:document-statistic meta:table-count="0" meta:image-count="0" meta:object-count="0" meta:page-count="3" meta:paragraph-count="7" meta:word-count="127" meta:character-count="260" meta:non-whitespace-character-count="127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